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6e6" officeooo:paragraph-rsid="0016a6e6"/>
    </style:style>
    <style:style style:name="P2" style:family="paragraph" style:parent-style-name="Standard">
      <style:text-properties officeooo:rsid="0016a6e6" officeooo:paragraph-rsid="0017dbdd"/>
    </style:style>
    <style:style style:name="P3" style:family="paragraph" style:parent-style-name="Standard">
      <style:text-properties officeooo:rsid="0016a6e6" officeooo:paragraph-rsid="00193f60"/>
    </style:style>
    <style:style style:name="P4" style:family="paragraph" style:parent-style-name="Standard">
      <style:text-properties officeooo:rsid="0016a6e6" officeooo:paragraph-rsid="00195439"/>
    </style:style>
    <style:style style:name="P5" style:family="paragraph" style:parent-style-name="Standard">
      <style:text-properties officeooo:rsid="0016a6e6" officeooo:paragraph-rsid="001ba2c3"/>
    </style:style>
    <style:style style:name="P6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6a6e6" officeooo:paragraph-rsid="0016a6e6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text-properties officeooo:rsid="0017dbdd" officeooo:paragraph-rsid="0017dbdd"/>
    </style:style>
    <style:style style:name="P8" style:family="paragraph" style:parent-style-name="Standard">
      <style:text-properties officeooo:rsid="00193f60" officeooo:paragraph-rsid="00193f60"/>
    </style:style>
    <style:style style:name="P9" style:family="paragraph" style:parent-style-name="Standard">
      <style:text-properties officeooo:rsid="00195439" officeooo:paragraph-rsid="00195439"/>
    </style:style>
    <style:style style:name="P10" style:family="paragraph" style:parent-style-name="Standard">
      <style:text-properties officeooo:rsid="001b4719" officeooo:paragraph-rsid="001b4719"/>
    </style:style>
    <style:style style:name="P11" style:family="paragraph" style:parent-style-name="Standard">
      <style:text-properties officeooo:rsid="001ba2c3" officeooo:paragraph-rsid="001ba2c3"/>
    </style:style>
    <style:style style:name="P12" style:family="paragraph" style:parent-style-name="Standard">
      <style:text-properties officeooo:rsid="0016a6e6" officeooo:paragraph-rsid="0016a6e6"/>
    </style:style>
    <style:style style:name="P13" style:family="paragraph" style:parent-style-name="Standard">
      <style:text-properties officeooo:rsid="0016a6e6" officeooo:paragraph-rsid="001fba65"/>
    </style:style>
    <style:style style:name="P14" style:family="paragraph" style:parent-style-name="Standard">
      <style:text-properties officeooo:rsid="001fba65" officeooo:paragraph-rsid="001fba65"/>
    </style:style>
    <style:style style:name="P15" style:family="paragraph" style:parent-style-name="Standard">
      <style:text-properties officeooo:rsid="001fba65" officeooo:paragraph-rsid="00204a90"/>
    </style:style>
    <style:style style:name="P16" style:family="paragraph" style:parent-style-name="Standard">
      <style:text-properties fo:color="#ffffff" officeooo:rsid="001fba65" officeooo:paragraph-rsid="00204a90"/>
    </style:style>
    <style:style style:name="P17" style:family="paragraph" style:parent-style-name="Standard">
      <style:text-properties officeooo:rsid="0022210a" officeooo:paragraph-rsid="0022210a"/>
    </style:style>
    <style:style style:name="T1" style:family="text">
      <style:text-properties officeooo:rsid="0017dbdd"/>
    </style:style>
    <style:style style:name="T2" style:family="text">
      <style:text-properties officeooo:rsid="00193f60"/>
    </style:style>
    <style:style style:name="T3" style:family="text">
      <style:text-properties officeooo:rsid="00195439"/>
    </style:style>
    <style:style style:name="T4" style:family="text">
      <style:text-properties officeooo:rsid="001ba2c3"/>
    </style:style>
    <style:style style:name="T5" style:family="text">
      <style:text-properties fo:background-color="#6666ff" loext:char-shading-value="0"/>
    </style:style>
    <style:style style:name="T6" style:family="text">
      <style:text-properties fo:background-color="#6666ff" loext:char-shading-value="0"/>
    </style:style>
    <style:style style:name="T7" style:family="text">
      <style:text-properties officeooo:rsid="00204a90" fo:background-color="#6666ff" loext:char-shading-value="0"/>
    </style:style>
    <style:style style:name="T8" style:family="text">
      <style:text-properties officeooo:rsid="001edcb4"/>
    </style:style>
    <style:style style:name="T9" style:family="text">
      <style:text-properties officeooo:rsid="001fba65"/>
    </style:style>
    <style:style style:name="T10" style:family="text">
      <style:text-properties fo:color="#ffffff" officeooo:rsid="00204a90" fo:background-color="#6666ff" loext:char-shading-value="0"/>
    </style:style>
    <style:style style:name="T11" style:family="text">
      <style:text-properties fo:color="#ffffff" fo:background-color="#6666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structure:</text:p>
      <text:p text:style-name="P1">------------------</text:p>
      <text:p text:style-name="P1">Design a database with pen and paper for an app that keeps track of TODO lists of its users. In this app a user can:</text:p>
      <text:p text:style-name="P1"/>
      <text:p text:style-name="P1">Create a TODO item with some text in it</text:p>
      <text:p text:style-name="P1">Add tags to the TODO items, like homework, groceries etc..</text:p>
      <text:p text:style-name="P1">Mark a TODO item as done</text:p>
      <text:p text:style-name="P1"/>
      <text:p text:style-name="P1">Take a picture of your table structure and post it on Github.</text:p>
      <text:p text:style-name="P1"/>
      <text:p text:style-name="P1">Youtube: https://www.youtube.com/watch?v=9L0CMnDGuLg</text:p>
      <text:p text:style-name="P1"/>
      <text:p text:style-name="P1">SQL queries:</text:p>
      <text:p text:style-name="P1">------------</text:p>
      <text:p text:style-name="P6">Home Work Week 1</text:p>
      <text:p text:style-name="P6"/>
      <text:p text:style-name="P6"/>
      <text:p text:style-name="P1">1. Easy: Select all the customers from Brussels</text:p>
      <text:p text:style-name="P2"><text:tab/><text:span text:style-name="T1">SELECT * </text:span></text:p>
      <text:p text:style-name="P7"><text:tab/>FROM customers</text:p>
      <text:p text:style-name="P7"><text:tab/>where City = "Brussels"</text:p>
      <text:p text:style-name="P7"><text:tab/></text:p>
      <text:p text:style-name="P1"/>
      <text:p text:style-name="P1">2. Easy: Select all the invoices of more than 10 euros</text:p>
      <text:p text:style-name="P2"><text:tab/><text:span text:style-name="T1">select *</text:span></text:p>
      <text:p text:style-name="P7"><text:tab/>from invoices</text:p>
      <text:p text:style-name="P7"><text:tab/>where total &gt; 10</text:p>
      <text:p text:style-name="P7"/>
      <text:p text:style-name="P1">3. Intermediate: Select all the tracks of the Rock genre ordered by track name</text:p>
      <text:p text:style-name="P2"><text:tab/><text:span text:style-name="T1">select *</text:span></text:p>
      <text:p text:style-name="P7"><text:tab/>from tracks </text:p>
      <text:p text:style-name="P7"><text:tab/>left join genres on tracks.GenreId = genres.GenreId </text:p>
      <text:p text:style-name="P7"><text:tab/>order by genres.Name</text:p>
      <text:p text:style-name="P7"/>
      <text:p text:style-name="P1">4. Intermediate: Select all the albums of R.E.M.</text:p>
      <text:p text:style-name="P3"><text:tab/><text:span text:style-name="T2">select albums.Title, artists.Name</text:span></text:p>
      <text:p text:style-name="P8"><text:tab/>from albums</text:p>
      <text:p text:style-name="P8"><text:tab/>left join artists on albums.ArtistId=artists.ArtistId</text:p>
      <text:p text:style-name="P8"><text:tab/>where artists.Name = "R.E.M."</text:p>
      <text:p text:style-name="P8"/>
      <text:p text:style-name="P1">5. Very Hard: Select all the invoices of which an album of U2 was bought</text:p>
      <text:p text:style-name="P1"/>
      <text:p text:style-name="P1"/>
      <text:p text:style-name="P1">6. Very Hard: Select all the customers who bought for more than 10€ on one invoice</text:p>
      <text:p text:style-name="P4"><text:tab/><text:span text:style-name="T3">select *</text:span></text:p>
      <text:p text:style-name="P9"><text:tab/>from customers</text:p>
      <text:p text:style-name="P9"><text:tab/>left join invoices on customers.CustomerId = invoices.CustomerId</text:p>
      <text:p text:style-name="P9"><text:soft-page-break/><text:tab/>where invoices.Total &gt; 10</text:p>
      <text:p text:style-name="P1"/>
      <text:p text:style-name="P1">Queries not seen yet: use help from W3Schools</text:p>
      <text:p text:style-name="P1"/>
      <text:p text:style-name="P1">7. Easy: How many tracks are in the database?</text:p>
      <text:p text:style-name="P10"><text:tab/>SELECT COUNT(TrackId)</text:p>
      <text:p text:style-name="P10"><text:tab/>FROM tracks;</text:p>
      <text:p text:style-name="P1">8. Easy: Select all the different countries of the clients?</text:p>
      <text:p text:style-name="P10"><text:tab/>select distinct Country</text:p>
      <text:p text:style-name="P10"><text:tab/>from customers</text:p>
      <text:p text:style-name="P1">9. Intermediate: What is the total cost of the most expensive invoice (2 solutions possible)?</text:p>
      <text:p text:style-name="P11"><text:tab/>select max(Total) as largestprice</text:p>
      <text:p text:style-name="P11"><text:tab/>from invoices</text:p>
      <text:p text:style-name="P1">10. Intermediate: What is the average total cost of an invoice?</text:p>
      <text:p text:style-name="P5"><text:tab/><text:span text:style-name="T4">select avg(Total) </text:span></text:p>
      <text:p text:style-name="P11"><text:tab/>from invoices</text:p>
      <text:p text:style-name="P1">11. Hard: How many tracks are in the database of the band Pearl Jam?</text:p>
      <text:p text:style-name="P13"><text:tab/><text:span text:style-name="T9">SELECT <text:s/>COUNT(*)</text:span></text:p>
      <text:p text:style-name="P14"><text:tab/>FROM tracks</text:p>
      <text:p text:style-name="P14"><text:tab/>left join albums ON tracks.AlbumId = albums.AlbumId</text:p>
      <text:p text:style-name="P14"><text:tab/>left join artists ON albums.ArtistId= artists.ArtistId</text:p>
      <text:p text:style-name="P14"><text:tab/>where artists.Name ="Pearl Jam"</text:p>
      <text:p text:style-name="P14"/>
      <text:p text:style-name="P1">12. Extremely hard: Select all the albums that have tracks of at least two different genres</text:p>
      <text:p text:style-name="P1"/>
      <text:p text:style-name="P17"><text:tab/>SELECT <text:s/>albums.AlbumId, albums.Title</text:p>
      <text:p text:style-name="P17"><text:tab/>FROM albums</text:p>
      <text:p text:style-name="P17"><text:tab/>left join tracks ON albums.AlbumId = tracks.AlbumId</text:p>
      <text:p text:style-name="P17"><text:tab/>left join genres ON tracks.GenreId= genres.GenreI</text:p>
      <text:p text:style-name="P17"><text:tab/>GROUP BY tracks.albumid</text:p>
      <text:p text:style-name="P17"><text:tab/>HAVING COUNT(distinct genres.GenreId) &gt;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5:34:16.798558185</meta:creation-date>
    <meta:generator>LibreOffice/5.1.6.2$Linux_X86_64 LibreOffice_project/10m0$Build-2</meta:generator>
    <dc:date>2018-09-09T12:44:23.359309922</dc:date>
    <meta:editing-duration>PT57M46S</meta:editing-duration>
    <meta:editing-cycles>7</meta:editing-cycles>
    <meta:document-statistic meta:table-count="0" meta:image-count="0" meta:object-count="0" meta:page-count="2" meta:paragraph-count="62" meta:word-count="354" meta:character-count="2243" meta:non-whitespace-character-count="1906"/>
  </office:meta>
</office:document-meta>
</file>